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87mm"/>
    </style:style>
    <style:style style:name="co2" style:family="table-column">
      <style:table-column-properties fo:break-before="auto" style:column-width="11.64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te d'ado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Vote</text:p>
          </table:table-cell>
        </table:table-row>
        <table:table-row table:style-name="ro1">
          <table:table-cell office:value-type="string" calcext:value-type="string">
            <text:p>Nedzhmi ALI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an ARTHUI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zaskun BILBAO BARANDIC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nrique CALVET CHAMBO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an-Marie CAVAD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hierry CORNILLE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érard DEPREZ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rcea DIACON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ía Teresa GIMÉNEZ BARBA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veta GRIGULE-PĒTERS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an HARKIN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iliz HYUSMENOV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neli JÄÄTTEENMÄK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van JAKOVČIĆ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si KATAINE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tricia LALON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rten LØKKEGAAR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tónio MARINHO E PIN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Valentinas MAZURONI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ouis MICH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skra MIHAYLOV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vier NAR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ite PAGAZAURTUNDÚA RUI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rten Helveg PETER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arolina PUNSE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édérique RIE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ominique RIQUE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obert ROCHEFOR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ns ROH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amon TREMOSA i BALCELL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Viktor USPASKICH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vo VAJG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ilde VAUTMAN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rja VEHKAPERÄ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uy VERHOFSTAD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ieve WIERINCK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mjad BASHI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vid CAMPBELL BANNERM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irj DEV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affaele FIT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cqueline FOST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shley FOX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ans-Olaf HENK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ajjad KARI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ernd KÖLM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nnocenzo LEONT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mma McCLARKI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thea McINTYR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upert MATTHEW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tefano MAULLU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rten MESSERSCHMID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aroness Nosheena MOBARIK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mes NICHOL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emo SERNAGIOT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ay SWINBURN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harles TANNOCK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offrey VAN ORD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ers Primdahl VISTI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oberts ZĪL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ëlle BERGERO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ymeric CHAUPRA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reille D'ORNAN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ylvie GODDY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ernard MONO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olandas PAKSA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e-Christine ARNAUT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icolas BA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ominique BIL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e-Christine BOUTONNE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teeve BRIOI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cques COLOMB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an-François JALK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ce JAME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illes LEBRETO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hristelle LECHEVAL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hilippe LOISEA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ominique MART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ëlle MÉL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an-Luc SCHAFFHAUS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ylène TROSZCZYNSK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ostas CHRYSOGONO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erja KYLLÖNE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trick LE HYARI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mmanuel MAURE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e-Pierre VIE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orgios EPITIDEIO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ampros FOUNTOULI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runo GOLLNIS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ikke-Louise KARLSSO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ophie MONTE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eftherios SYNADINO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azimierz Michał UJAZD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sim ADEMO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chèle ALLIOT-MARI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aima Liucija ANDRIKIENĖ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ichard ASHWORT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ilar AYUS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einz K. BECK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vo BELE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endt BENDT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rea BOCSKO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eimer BÖG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c BOGOVIČ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mar BRO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ain CAD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Wim van de CAM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niel CASPAR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ilar del CASTILLO VE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orenzo CES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alvatore CICU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berto CIRI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arlos COEL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irgit COLLIN-LANG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ara COM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ál CSÁK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rnaud DANJEA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chel DANT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achida DAT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gélique DELAHAY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or DELI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bert DES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amás DEUTSCH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gustín DÍAZ DE MERA GARCÍA CONSUEG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offroy DID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erbert DORFMAN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hristian EH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orbert ERDŐS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osa ESTARÀS FERRAGU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sé Inácio FAR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kus FERB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sé Manuel FERNAND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antiago FISAS AYXELÀ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arl-Heinz FLOREN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chael GAH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inga GÁL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cesc GAMBÚ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isabetta GARD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tefan GEHROL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ns GIESE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ulie GIRLIN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steban GONZÁLEZ PON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uis de GRANDES PASCUA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ngeborg GRÄSSL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çoise GROSSETÊT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tanas GUOG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rian HAYES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sther HERRANZ GARCÍ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nika HOHLMEI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yörgy HÖLVÉNYI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rice HORTEFEUX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nuta Maria HÜBNER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arlos ITURGAI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ter JAH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eresa JIMÉNEZ-BECERRIL BARRI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c JOULAU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hilippe JUV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andra KALNIET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Othmar KAR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unne KELAM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eán KELLY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ieter-Lebrecht KO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Ádám KÓSA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gnieszka KOZŁOWSKA-RAJEWICZ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arbara KUDRYC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Werner KUH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duard KUKA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ain LAMASSOUR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sther de LANG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Werner LANG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iovanni LA VI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érôme LAVRILLEUX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roen LENAER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ter LIES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orbert LIN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tonio LÓPEZ-ISTÚRIZ WHI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vid McALLIST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iread McGUINNESS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vana MALETIĆ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vetoslav Hristov MALINO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ukas MAND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amona Nicole MĂNESC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ulvio MARTUSCIELL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arbara MATER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abriel M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uno ME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roslav MIKOLÁŠI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cisco José MILLÁN MO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orin MOISĂ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láudia MONTEIRO DE AGUIA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adine MORAN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isabeth MORIN-CHART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enaud MUSEL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essandra MUSSOL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ózsef NAG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gelika NIEB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ambert van NISTELR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ojz PETER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jana PETI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kus PIEP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ulia PITER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ek PLUR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ristian Dan PRED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ck PROUS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odelieve QUISTHOUDT-ROWO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mil RADE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ennis RADT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ulo RANGE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ofia RIBEI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laude ROLIN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ernando RU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ul RÜBIG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ārlis ŠADURSKI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okia SAÏF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sé Ignacio SALAFRANCA SÁNCHEZ-NEY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ssimiliano SAL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ne SAND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tri SARVAMA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girdas SAUDARGA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laudia SCHMID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nie SCHREIJER-PIERI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ven SCHULZ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reas SCHWA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saba SÓGO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chaela ŠOJDROV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enate SOMM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a SPYRAKI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van ŠTEFANEC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ubravka ŠUIC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vel SVOBOD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ózsef SZÁJE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ászló TŐKÉS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nese VAIDER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amón Luis VALCÁRCEL SIS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om VANDENKENDELAE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abine VERHEY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enna VIRKKUNE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xel VOS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nfred WEB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ainer WIELAN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cis ZAMMIT DIMECH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ogdan Andrzej ZDROJE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achim ZEL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Željana ZOVKO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adeusz ZWIEF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lara Eugenia AGUILERA GARCÍ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ucy ANDER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ric ANDRIE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a AREN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cisco ASSI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nés AYALA SEND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uillaume BALA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ugues BAYE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rvenche BERÈ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offredo Maria BETT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sé BLANCO LÓP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Vilija BLINKEVIČIŪTĖ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imona BONAFÈ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iljana BORZA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Victor BOŞTINAR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ul BRANN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ercedes BRESS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oledad CABEZÓN RUI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icola CAPU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aterina CHINNIC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Ole CHRISTEN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ilvia COS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rea COZZOLI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riam DALL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eb DANC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icola DANT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olo DE CASTR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sabella DE MON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mian DRĂGHIC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nás FERNÁND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iuseppe FERRANDI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ratxe GARCÍA PÉR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ider GARDIAZABAL RUBIA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nrico GASBARR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ena GENTIL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eena GI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chela GIUFFRID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arine GLOANEC MAUR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iorgos GRAMMATIKAKI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a GRAPIN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heresa GRIFFI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oberto GUALTIER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nrique GUERRERO SALO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ylvie GUILLAUM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ytte GUTELAN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y HONEYBA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hn HOWART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iisa JAAKONSAAR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amón JÁUREGUI ATOND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ude KIRTON-DARLIN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ppe KOFO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ter KOUROUMBASHE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apetra KUMPULA-NATR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écile Kashetu KYENG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ltiadis KYRKO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uan Fernando LÓPEZ AGUILA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Olle LUDVIGSSO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inda McAV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Vladimír MAŇK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ouis-Joseph MANSCOU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vid MARTI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douard MART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lene MIZZ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saba MOLNÁ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lare MOODY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laude MORA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uigi MORGA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ier Antonio PANZER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ssimo PAOLUCC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Vincent PEILLO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ina PICIER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orgi PIRINSKI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ăzvan POP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abriele PREUS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hristine REVAULT D'ALLONNES BONNEFO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iliana RODRIGU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nmaculada RODRÍGUEZ-PIÑERO FERNÁND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Virginie ROZIÈR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fred SAN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nuel dos SANT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ciana Octavia SÂRB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vid-Maria SASSO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hristel SCHALDEMOS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icardo SERRÃO SANT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dro SILVA PER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iôn SIM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nika SMOLKOVÁ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ergei STANISHE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c TARABELL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sabelle THOMA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trizia TOI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ta ULVSKOG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athleen VAN BREMP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erek VAUGH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ulie W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oris ZAL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lavio ZANONA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miano ZOFFO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arlos ZORRIN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sé BOVÉ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a HEUBU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art STAE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elga TRÜP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hannes Cornelis van BAA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atherine BEARD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eatriz BECERRA BASTERRECHE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edrick FEDERLEY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erben-Jan GERBRANDY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harles GOEREN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gor GRÄZI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adja HIRS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n HUITEM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ophia in 't 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r JEŽEK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lhan KYUCHYUK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esine MEISSN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tthijs van MILTENBU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gelika MLINA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Ulrike MÜL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aroline NAGTEG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zo RADOŠ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etje SCHAAK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senko SELIMOVI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vel TELIČK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Yana TOOM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ils TORVALD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enate WEBE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ecilia WIKSTRÖM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as BE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yszard CZARNEC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dward CZESA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er van DA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niel DALT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k DEMESMAEKE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gel DZHAMBAZKI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hn FLACK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na Elżbieta FOTYG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eata GOSIEWS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ussi HALLA-AH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niel HANN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zesław HOC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ek JURE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yed KAMA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arol KAR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ławomir KŁOS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Zdzisław KRASNODĘB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Urszula KRUP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Zbigniew KUŹMIU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yszard Antoni LEGUTKO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ernd LUC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er LUNDGR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onica MACOVE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tanisław OŻÓG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alph PACKE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olesław G. PIECH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rosław PIOTR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omasz Piotr PORĘB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irkko RUOHONEN-LERNER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ranislav ŠKRIPE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achim STARBATT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elga STEVEN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ichard SULÍ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vžen TOŠENOVSKÝ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Ulrike TREBESIU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neleen VAN BOSSUY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ristina WINBERG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dwiga WIŚNIEWS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n ZAHRADIL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na ŽITŇANSKÁ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osma ZŁOT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sabella ADINOLF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aura AGE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niela AIU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im AK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nathan ARNOT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iziana BEGHI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nathan BULLOCK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mes CARV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abio Massimo CASTALD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vid COBUR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gnazio CORRA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sa D'AMA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William (The Earl of) DARTMOUT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ill ETHERIDG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leonora EV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igel FARAG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aura FERRAR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athan GI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bert Jarosław IWASZKIEWICZ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örg MEUTH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trick O'FLYN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iří PAYN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iernicola PEDIC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ulia REI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ill SEYMOU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rio TAMBURRA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co VAL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co ZULL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hn Stuart AGNEW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erolf ANNEMAN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erard BAT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a BIZZOT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o BORGHEZI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gelo CIOCC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dré ELIS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chał MARUSI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cus PRETZEL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iancarlo SCOTTÀ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Olaf STUG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co ZAN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uke ZIJLSTR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tanisław ŻÓŁTE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na ALBIOL GUZMÁ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tina ANDER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Xabier BENITO ZILUAG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lin BJÖRK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ynn BOYLAN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tt CARTHY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ikolaos CHOUNTI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vier COUSO PERMU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tefan EC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ornelia ERNS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ão FERR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uke Ming FLANAGAN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leonora FORENZ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ania GONZÁLEZ PEÑA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akis HADJIGEORGIOU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homas HÄND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ja HAZEKAM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ina Ronja KAR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romír KOHLÍČEK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ateřina KONEČN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abine LÖSIN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iří MAŠTÁLK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sa MATI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tina MICHEL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Younous OMARJE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ão PIMENTA LOP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ofia SAKORAF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ola SÁNCHEZ CALDENTE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tin SCHIRDEWA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elmut SCHOL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a Lidia SENRA RODRÍGU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arbara SPINEL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guel URBÁN CRESP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e-Christine VERGIA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guel VIEG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abriele ZIMM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Zoltán BALCZÓ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vid BORREL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iane DODD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ke HOOKE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cek SARYUSZ-WOL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tin SONNEBOR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obromir SOŚNIERZ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teven WOOLF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scal ARIMON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eorges BACH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chał BON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vid CAS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ank ENGEL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hristofer FJELLNE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drzej GRZYB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hristophe HANSE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rzysztof HETMA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unnar HÖKMARK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nuta JAZŁOWIEC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rosław KALIN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eksejs LOSKUTOV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berta METSOL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irpa PIETIKÄINE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iří POSPÍŠIL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ders SELLSTRÖM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zesław Adam SIEKIER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romír ŠTĚTIN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tricija ŠUL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dam SZEJNFEL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óża Gräfin von THUN UND HOHENSTEI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mana TOMC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raian UNGUREAN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dina-Ioana VĂLEA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ermann WINK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omáš ZDECHOVSKÝ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lan ZV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rando BENIFE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onika BEŇOVÁ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enata BRIA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Udo BULLMA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essa CHILDERS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ergio Gaetano COFFERAT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dy DELVAU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chael DETJ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smail ERTU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anja FAJ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ugen FREUN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eksander GABELI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velyne GEBHARD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ns GEI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idia Joanna GERINGER de OEDENBERG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dam GIERE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a GOM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aroline GRASWANDER-HAINZ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na HED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gnes JONGERIU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ra KAMMEREVER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ylvia-Yvonne KAUFMA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n KELLER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rndt KOH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ietmar KÖST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onstanze KRE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ernd LANG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rne LIET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drejs MAMIK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ex MAY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usanne MELIO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omchil NEKO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orbert NEUS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éter NIEDERMÜLLE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a NOIC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vari PADAR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onino PICUL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ati PIR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velyn REGN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Ulrike RODUS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lly SCHLEI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achim SCHUST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Olga SEHNALOV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er SIM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irgit SIPP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ibor SZANYI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laudiu Ciprian TĂNĂSESC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ul TA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laudia ȚAPARDE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niele VIOTT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sef WEIDENHOLZ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tina WERN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erstin WESTPH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iemo WÖLK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co AFFRON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x ANDERSSO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grete AUK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laus BUCHN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einhard BÜTIKOF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kop DALUND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as EICKHOU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innéa ENGSTRÖM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ill EVAN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meo FRAN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ven GIEGOL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tin HÄUSLIN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eidi HAUTAL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an HUDGHT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ka KEL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an LAMBER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hilippe LAMBERT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arbara LOCHBIH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lorent MARCELLESI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amás MESZERICS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illy MET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roslavs MITROFANOV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ulia RED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chel REIMO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erry REINT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ronis ROPĖ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udith SARGENTIN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olly SCOTT CATO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vor ŠKRLEC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yn SMIT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rdi SOLÉ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gor ŠOLT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ndrek TARAN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eith TAYLO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sep-Maria TERRICABRA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rnest URTASU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odil VALER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onika VAN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homas WAITZ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ita CHARANZOV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artina DLABAJOV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Urmas PAET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Nikolay BAREKO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Ruža TOMAŠIĆ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Giulia MO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Georg MAY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Franz OBERMAY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Harald VILIMSK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Dennis de JO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Paloma LÓPEZ BERMEJ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Anne-Marie MINEU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Demetris PAPADAKI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Daniel BUD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Cristian-Silviu BUŞO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Andrey KOVATCHE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arian-Jean MARINESC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Eva MAYDEL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Siegfried MUREŞA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Luděk NIEDERMAYER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Andrey NOVAKO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Stanislav POLČÁK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Theodor Dumitru STOLOJA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ihai ŢURCAN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Vladimir URUTCHE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Anna ZÁBORSKÁ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Knut FLECKENSTE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Jo LEIN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Bogusław LIBERADZ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iroslav POCH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Babette WINT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Janusz ZEMK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Karima DELL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Yannick JADO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Eva JO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ichèle RIVAS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bstention</text:p>
          </table:table-cell>
        </table:table-row>
      </table:table>
      <table:table table:name="Vote d'amendements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Vote</text:p>
          </table:table-cell>
        </table:table-row>
        <table:table-row table:style-name="ro1">
          <table:table-cell office:value-type="string" calcext:value-type="string">
            <text:p>Catherine BEARD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eatriz BECERRA BASTERRECHE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edrick FEDERLEY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rben-Jan GERBRANDY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harles GOEREN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gor GRÄZI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adja HIRS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n HUITEM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ophia in 't 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van JAKOVČIĆ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tr JEŽEK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lhan KYUCHYUK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sine MEISSN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tthijs van MILTENBU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gelika MLINA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Ulrike MÜL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aroline NAGTEG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zo RADOŠ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etje SCHAAK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senko SELIMOVI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vel TELIČK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Yana TOOM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ils TORVALD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amon TREMOSA i BALCELL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enate WEBE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ecilia WIKSTRÖM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ikolay BAREKO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as BE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vid CAMPBELL BANNERM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yszard CZARNEC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dward CZESA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ter van DA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niel DALT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k DEMESMAEKE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irj DEV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gel DZHAMBAZKI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hn FLACK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na Elżbieta FOTYG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eata GOSIEWS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ussi HALLA-AH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niel HANN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zesław HOC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ek JURE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arol KAR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ławomir KŁOS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Zdzisław KRASNODĘB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Urszula KRUP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Zbigniew KUŹMIU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yszard Antoni LEGUTKO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ernd LUC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nica MACOVE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tanisław OŻÓG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alph PACKE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olesław G. PIECH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rosław PIOTR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omasz Piotr PORĘB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irkko RUOHONEN-LERNER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ranislav ŠKRIPE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achim STARBATT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elga STEVEN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ichard SULÍ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uža TOMAŠIĆ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vžen TOŠENOVSKÝ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Ulrike TREBESIU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neleen VAN BOSSUY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ers Primdahl VISTI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dwiga WIŚNIEWS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n ZAHRADIL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na ŽITŇANSKÁ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osma ZŁOT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sabella ADINOLF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aura AGE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niela AIU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im AK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nathan ARNOT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iziana BEGHI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nathan BULLOCK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mes CARV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abio Massimo CASTALD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ymeric CHAUPRA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vid COBUR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gnazio CORRA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osa D'AMA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William (The Earl of) DARTMOUT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ill ETHERIDG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eonora EV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aura FERRAR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athan GI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obert Jarosław IWASZKIEWICZ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örg MEUTH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trick O'FLYN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iří PAYN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iernicola PEDIC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ulia REI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ill SEYMOU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rio TAMBURRA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co VAL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co ZULL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hn Stuart AGNEW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rard BAT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a BIZZOT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o BORGHEZI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gelo CIOCC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chał MARUSI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org MAY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z OBERMAY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cus PRETZEL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iancarlo SCOTTÀ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arald VILIMSK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co ZAN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tanisław ŻÓŁTE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na ALBIOL GUZMÁ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tina ANDER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Xabier BENITO ZILUAG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lin BJÖRK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ynn BOYLAN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tt CARTHY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ikolaos CHOUNTI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ostas CHRYSOGONO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vier COUSO PERMU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tefan EC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ornelia ERNS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ão FERR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uke Ming FLANAGAN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eonora FORENZ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ania GONZÁLEZ PEÑA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akis HADJIGEORGIOU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homas HÄND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ja HAZEKAM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ennis de JO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ina Ronja KAR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romír KOHLÍČEK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ateřina KONEČN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erja KYLLÖNE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loma LÓPEZ BERMEJ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abine LÖSIN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iří MAŠTÁLK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sa MATI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tina MICHEL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ne-Marie MINEU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Younous OMARJE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ão PIMENTA LOP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ofia SAKORAF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ola SÁNCHEZ CALDENTE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tin SCHIRDEWA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elmut SCHOL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a Lidia SENRA RODRÍGU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arbara SPINEL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guel URBÁN CRESP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e-Christine VERGIA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guel VIEG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abriele ZIMM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Zoltán BALCZÓ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vid BORREL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iane DODD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orgios EPITIDEIO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ampros FOUNTOULI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runo GOLLNIS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ikke-Louise KARLSSO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emetris PAPADAKI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cek SARYUSZ-WOL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tin SONNEBOR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obromir SOŚNIERZ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eftherios SYNADINO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teven WOOLF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scal ARIMON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orges BACH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chał BON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erbert DORFMAN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k ENGEL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hristofer FJELLNE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rzej GRZYB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hristophe HANSE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rzysztof HETMA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unnar HÖKMARK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nuta Maria HÜBNER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nuta JAZŁOWIEC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rosław KALIN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gnieszka KOZŁOWSKA-RAJEWICZ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nusz LEWAND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vetoslav Hristov MALINO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va MAYDEL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ózsef NAG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uděk NIEDERMAYER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n OLBRYCH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irpa PIETIKÄINE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ek PLUR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tanislav POLČÁK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iří POSPÍŠIL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ers SELLSTRÖM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zesław Adam SIEKIER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a SPYRAKI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romír ŠTĚTIN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heodor Dumitru STOLOJA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dam SZEJNFEL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óża Gräfin von THUN UND HOHENSTEI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raian UNGUREAN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Vladimir URUTCHE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dina-Ioana VĂLEA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ermann WINK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na ZÁBORSKÁ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omáš ZDECHOVSKÝ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rancisco ASSI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rando BENIFE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nika BEŇOVÁ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Vilija BLINKEVIČIŪTĖ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iljana BORZA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enata BRIA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Udo BULLMA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essa CHILDERS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ergio Gaetano COFFERAT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rea COZZOLI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riam DALL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dy DELVAU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chael DETJ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smail ERTU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anja FAJ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nut FLECKENSTE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ugen FREUN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eksander GABELI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velyne GEBHARD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ns GEI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idia Joanna GERINGER de OEDENBERG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dam GIERE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a GOM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a GRAPIN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aroline GRASWANDER-HAINZ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na HED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iisa JAAKONSAAR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gnes JONGERIU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tra KAMMEREVER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ylvia-Yvonne KAUFMA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n KELLER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rndt KOH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ietmar KÖST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onstanze KRE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apetra KUMPULA-NATR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ernd LANG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rne LIET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ndrejs MAMIK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ex MAY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usanne MELIO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mchil NEKO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orbert NEUS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éter NIEDERMÜLLE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a NOIC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vari PADAR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onino PICUL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ati PIR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eorgi PIRINSKI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roslav POCH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ăzvan POP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abriele PREUS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velyn REGN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Ulrike RODUS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lly SCHLEI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achim SCHUST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Olga SEHNALOV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eter SIM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irgit SIPP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ibor SZANYI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laudiu Ciprian TĂNĂSESC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aul TA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laudia ȚAPARDE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sabelle THOMA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ita ULVSKOG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niele VIOTT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sef WEIDENHOLZ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tina WERN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erstin WESTPH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abette WINT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iemo WÖLK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co AFFRON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x ANDERSSO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grete AUK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laus BUCHN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einhard BÜTIKOF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akop DALUND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as EICKHOU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innéa ENGSTRÖM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ill EVAN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Romeo FRAN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ven GIEGOL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artin HÄUSLIN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Heidi HAUTAL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an HUDGHT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ka KEL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ean LAMBER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hilippe LAMBERT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arbara LOCHBIH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Florent MARCELLESI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amás MESZERICS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illy MET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roslavs MITROFANOV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ulia RED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ichel REIMO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erry REINT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ronis ROPĖ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udith SARGENTIN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lly SCOTT CATO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Davor ŠKRLEC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yn SMIT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rdi SOLÉ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gor ŠOLT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Indrek TARAN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Keith TAYLO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Josep-Maria TERRICABRA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rnest URTASU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Bodil VALER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Monika VAN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Thomas WAITZ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Nedzhmi ALI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an ARTHUI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hannes Cornelis van BAA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zaskun BILBAO BARANDIC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nrique CALVET CHAMBO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an-Marie CAVAD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hierry CORNILLE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érard DEPREZ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ía Teresa GIMÉNEZ BARBA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veta GRIGULE-PĒTERS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an HARKIN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iliz HYUSMENOV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neli JÄÄTTEENMÄK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tricia LALON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orten LØKKEGAAR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tónio MARINHO E PIN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Valentinas MAZURONI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ouis MICH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skra MIHAYLOV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vier NAR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ite PAGAZAURTUNDÚA RUI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orten Helveg PETER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arolina PUNSE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édérique RIE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ominique RIQUE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bert ROCHEFOR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ns ROH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vo VAJG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ilde VAUTMAN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uy VERHOFSTAD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ieve WIERINCK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mjad BASHI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affaele FIT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cqueline FOST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shley FOX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ans-Olaf HENK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ajjad KARI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ernd KÖLM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nnocenzo LEONT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er LUNDGR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mma McCLARKI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thea McINTYR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upert MATTHEW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tefano MAULLU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aroness Nosheena MOBARIK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emo SERNAGIOT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ay SWINBURN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harles TANNOCK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eoffrey VAN ORD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ristina WINBERG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berts ZĪL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ëlle BERGERO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reille D'ORNAN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ylvie GODDY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ernard MONO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landas PAKSA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e-Christine ARNAUT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icolas BA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ominique BIL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e-Christine BOUTONNE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teeve BRIOI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acques COLOMB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an-François JALK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ance JAME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illes LEBRETO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hristelle LECHEVAL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hilippe LOISEA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ominique MART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ëlle MÉL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an-Luc SCHAFFHAUS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ylène TROSZCZYNSK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trick LE HYARI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mmanuel MAURE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e-Pierre VIE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E/NGL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ke HOOKE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ophie MONTE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chèle ALLIOT-MARI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ichard ASHWORT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ilar AYUS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einz K. BECK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vo BELE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endt BENDT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drea BOCSKO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eimer BÖG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anc BOGOVIČ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lmar BRO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niel BUD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ristian-Silviu BUŞO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ain CADEC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Wim van de CAM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vid CAS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niel CASPAR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ilar del CASTILLO VE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orenzo CES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alvatore CICU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berto CIRI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arlos COEL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irgit COLLIN-LANG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ara COM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ál CSÁK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rnaud DANJEA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chel DANT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achida DAT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gélique DELAHAY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dor DELI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bert DES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amás DEUTSCH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gustín DÍAZ DE MERA GARCÍA CONSUEG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eoffroy DID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hristian EH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orbert ERDŐS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sa ESTARÀS FERRAGU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sé Inácio FAR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sé Manuel FERNAND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antiago FISAS AYXELÀ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arl-Heinz FLOREN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chael GAH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inga GÁL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ancesc GAMBÚ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lisabetta GARD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tefan GEHROL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ns GIESE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ulie GIRLIN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steban GONZÁLEZ PON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uis de GRANDES PASCUA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ngeborg GRÄSSL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ançoise GROSSETÊT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tanas GUOG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rian HAYES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sther HERRANZ GARCÍ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onika HOHLMEI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yörgy HÖLVÉNYI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rice HORTEFEUX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arlos ITURGAI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er JAH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eresa JIMÉNEZ-BECERRIL BARRI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c JOULAU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hilippe JUV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andra KALNIET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Othmar KAR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unne KELAM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eán KELLY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ieter-Lebrecht KO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Ádám KÓSA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drey KOVATCHE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arbara KUDRYC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Werner KUH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duard KUKA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ain LAMASSOUR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sther de LANG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Werner LANG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iovanni LA VI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érôme LAVRILLEUX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roen LENAER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er LIES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orbert LIN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tonio LÓPEZ-ISTÚRIZ WHI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eksejs LOSKUTOV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vid McALLIST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iread McGUINNESS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vana MALETIĆ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ukas MAND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amona Nicole MĂNESC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an-Jean MARINESC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ulvio MARTUSCIELL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arbara MATER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abriel M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uno ME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berta METSOL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roslav MIKOLÁŠI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ancisco José MILLÁN MO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orin MOISĂ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láudia MONTEIRO DE AGUIA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adine MORAN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lisabeth MORIN-CHART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iegfried MUREŞA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enaud MUSELI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essandra MUSSOL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gelika NIEB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ambert van NISTELR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ojz PETER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jana PETI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kus PIEP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ulia PITER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ristian Dan PRED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anck PROUS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odelieve QUISTHOUDT-ROWO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mil RADE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ennis RADT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ulo RANGE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ofia RIBEI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laude ROLIN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ernando RU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ul RÜBIG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ārlis ŠADURSKI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okia SAÏF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sé Ignacio SALAFRANCA SÁNCHEZ-NEY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ssimiliano SAL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ne SAND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ri SARVAMA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girdas SAUDARGA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laudia SCHMID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nie SCHREIJER-PIERI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ven SCHULZ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ndreas SCHWA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saba SÓGO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chaela ŠOJDROV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enate SOMM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van ŠTEFANEC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ubravka ŠUIC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vel SVOBOD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ózsef SZÁJE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ászló TŐKÉS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hai ŢURCAN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nese VAIDER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amón Luis VALCÁRCEL SIS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om VANDENKENDELAE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abine VERHEY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enna VIRKKUNE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xel VOS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nfred WEB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ainer WIELAN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rancis ZAMMIT DIMECH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ogdan Andrzej ZDROJE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achim ZELL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Željana ZOVKO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lan ZV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adeusz ZWIEFK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lara Eugenia AGUILERA GARCÍ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ucy ANDER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ric ANDRIE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a AREN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nés AYALA SEND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uillaume BALA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ugues BAYE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rvenche BERÈ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offredo Maria BETTIN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sé BLANCO LÓP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imona BONAFÈ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Victor BOŞTINAR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ul BRANN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ercedes BRESS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oledad CABEZÓN RUI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icola CAPU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aterina CHINNIC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Ole CHRISTEN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ilvia COS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eb DANC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icola DANT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olo DE CASTR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sabella DE MON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mian DRĂGHIC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nás FERNÁND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iuseppe FERRANDI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ratxe GARCÍA PÉR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ider GARDIAZABAL RUBIA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nrico GASBARR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lena GENTIL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Neena GI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chela GIUFFRID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arine GLOANEC MAUR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Giorgos GRAMMATIKAKI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Theresa GRIFFI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oberto GUALTIER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nrique GUERRERO SALO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ylvie GUILLAUM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ytte GUTELAN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y HONEYBA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hn HOWART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amón JÁUREGUI ATOND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ude KIRTON-DARLIN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eppe KOFO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ter KOUROUMBASHEV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écile Kashetu KYENG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iltiadis KYRKO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uan Fernando LÓPEZ AGUILA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Olle LUDVIGSSO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inda McAV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Vladimír MAŇK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ouis-Joseph MANSCOU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vid MARTI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Edouard MART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lene MIZZ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saba MOLNÁ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lare MOODY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laude MORA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uigi MORGA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ier Antonio PANZER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ssimo PAOLUCC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Vincent PEILLO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ina PICIER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hristine REVAULT D'ALLONNES BONNEFO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Liliana RODRIGU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Inmaculada RODRÍGUEZ-PIÑERO FERNÁNDE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Virginie ROZIÈR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Alfred SAN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nuel dos SANT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ciana Octavia SÂRB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vid-Maria SASSO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hristel SCHALDEMOS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Ricardo SERRÃO SANT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edro SILVA PER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Siôn SIM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onika SMOLKOVÁ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c TARABELL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Patrizia TOI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Kathleen VAN BREMP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erek VAUGH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ulie W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oris ZAL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Flavio ZANONA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amiano ZOFFOL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Carlos ZORRIN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José BOVÉ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Maria HEUBU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Bart STAE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elga TRÜPE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Dita CHARANZOV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ircea DIACON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artina DLABAJOVÁ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Elsi KATAINE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Urmas PAET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Viktor USPASKICH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irja VEHKAPERÄ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orten MESSERSCHMID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James NICHOL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Nigel FARAG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Giulia MO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Gerolf ANNEMAN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André ELIS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Olaf STUG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Auke ZIJLSTR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Kazimierz Michał UJAZDOWS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Laima Liucija ANDRIKIENĖ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Nikos ANDROULAKI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Bogusław LIBERADZK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Janusz ZEMK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Karima DELL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Yannick JADO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Eva JO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bstention</text:p>
          </table:table-cell>
        </table:table-row>
        <table:table-row table:style-name="ro1">
          <table:table-cell office:value-type="string" calcext:value-type="string">
            <text:p>Michèle RIVAS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rts/ALE</text:p>
          </table:table-cell>
          <table:table-cell office:value-type="string" calcext:value-type="string">
            <text:p>abstention</text:p>
          </table:table-cell>
        </table:table-row>
      </table:table>
      <table:named-expressions/>
      <table:database-ranges>
        <table:database-range table:name="__Anonymous_Sheet_DB__0" table:target-range-address="'Vote d''adoption'.A1:'Vote d''adoption'.E659" table:display-filter-buttons="true" table:orientation="column"/>
        <table:database-range table:name="__Anonymous_Sheet_DB__1" table:target-range-address="'Vote d''amendements'.A1:'Vote d''amendements'.E65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8:55:00.760066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18:55:13.569775623</dc:date>
    <meta:editing-duration>PT6M7S</meta:editing-duration>
    <meta:editing-cycles>2</meta:editing-cycles>
    <meta:generator>LibreOffice/6.1.5.2$Linux_X86_64 LibreOffice_project/10$Build-2</meta:generator>
    <meta:document-statistic meta:table-count="2" meta:cell-count="6565" meta:object-count="0"/>
  </office:meta>
</office:document-meta>
</file>